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4.745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function tokenizeDemo(a)</text:p>
          </table:table-cell>
          <table:table-cell office:value-type="string">
            <text:p>a="bla"</text:p>
          </table:table-cell>
          <table:table-cell table:number-columns-repeated="2"/>
        </table:table-row>
        <table:table-row table:style-name="ro1">
          <table:table-cell office:value-type="string">
            <text:p>{</text:p>
          </table:table-cell>
          <table:table-cell table:number-columns-repeated="3"/>
        </table:table-row>
        <table:table-row table:style-name="ro1">
          <table:table-cell office:value-type="string">
            <text:p><text:s text:c="2"/>var s = "troll" + "_";</text:p>
          </table:table-cell>
          <table:table-cell office:value-type="string">
            <text:p>s="troll_"</text:p>
          </table:table-cell>
          <table:table-cell table:number-columns-repeated="2"/>
        </table:table-row>
        <table:table-row table:style-name="ro1">
          <table:table-cell office:value-type="string">
            <text:p><text:s text:c="2"/>for (i = 0; i &lt; a.length; i++) </text:p>
          </table:table-cell>
          <table:table-cell table:number-columns-repeated="3"/>
        </table:table-row>
        <table:table-row table:style-name="ro1">
          <table:table-cell office:value-type="string">
            <text:p><text:s text:c="2"/>{</text:p>
          </table:table-cell>
          <table:table-cell office:value-type="string">
            <text:p>I=0</text:p>
          </table:table-cell>
          <table:table-cell office:value-type="string">
            <text:p>I=1</text:p>
          </table:table-cell>
          <table:table-cell office:value-type="string">
            <text:p>I=2</text:p>
          </table:table-cell>
        </table:table-row>
        <table:table-row table:style-name="ro1">
          <table:table-cell office:value-type="string">
            <text:p><text:s text:c="4"/>s = s + a[i] + "_";</text:p>
          </table:table-cell>
          <table:table-cell office:value-type="string">
            <text:p>s="troll_b_"</text:p>
          </table:table-cell>
          <table:table-cell office:value-type="string">
            <text:p>s="troll_b_l_"</text:p>
          </table:table-cell>
          <table:table-cell office:value-type="string">
            <text:p>s="troll_b_l_a_"</text:p>
          </table:table-cell>
        </table:table-row>
        <table:table-row table:style-name="ro1">
          <table:table-cell office:value-type="string">
            <text:p><text:s text:c="2"/>}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2"/>if (s.length &gt; 10) </text:p>
          </table:table-cell>
          <table:table-cell office:value-type="string">
            <text:p>(s.length = 12) &gt; 10 –&gt; true</text:p>
          </table:table-cell>
          <table:table-cell table:number-columns-repeated="2"/>
        </table:table-row>
        <table:table-row table:style-name="ro1">
          <table:table-cell office:value-type="string">
            <text:p><text:s text:c="2"/>{</text:p>
          </table:table-cell>
          <table:table-cell table:number-columns-repeated="3"/>
        </table:table-row>
        <table:table-row table:style-name="ro1">
          <table:table-cell office:value-type="string">
            <text:p><text:s text:c="4"/>alert('you have a lot say!');</text:p>
          </table:table-cell>
          <table:table-cell office:value-type="string">
            <text:p>alert('you have a lot say!');</text:p>
          </table:table-cell>
          <table:table-cell table:number-columns-repeated="2"/>
        </table:table-row>
        <table:table-row table:style-name="ro1">
          <table:table-cell office:value-type="string">
            <text:p><text:s text:c="2"/>}</text:p>
          </table:table-cell>
          <table:table-cell table:number-columns-repeated="3"/>
        </table:table-row>
        <table:table-row table:style-name="ro1">
          <table:table-cell office:value-type="string">
            <text:p>}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2">12.03.2012</text:date>, <text:time>23:3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0M38S</meta:editing-duration>
    <meta:editing-cycles>3</meta:editing-cycles>
    <meta:generator>OpenOffice.org/3.3$Win32 OpenOffice.org_project/330m20$Build-9567</meta:generator>
    <dc:date>2012-03-12T23:38:52.60</dc:date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